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101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2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visibility="collapse" table:default-cell-style-name="ce4"/>
        <table:table-column table:style-name="co10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2. Base Address : 0x1004_0000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0-11-17T19:30:11.476768535</dc:date>
    <meta:editing-duration>PT14M7S</meta:editing-duration>
    <meta:editing-cycles>5</meta:editing-cycles>
    <meta:generator>LibreOffice/6.4.6.2$Linux_X86_64 LibreOffice_project/40$Build-2</meta:generator>
    <meta:document-statistic meta:table-count="6" meta:cell-count="2876" meta:object-count="0"/>
  </office:meta>
</office:document-meta>
</file>